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2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3"/>
          <table:table-cell/>
        </table:table-row>
        <table:table-row table:style-name="ro1">
          <table:table-cell table:number-columns-repeated="3"/>
          <table:covered-table-cell table:number-columns-repeated="6" table:style-name="ce13"/>
          <table:table-cell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“Casar”</text:p>
            <text:p>(tp a un jugador random)</text:p>
          </table:table-cell>
          <table:covered-table-cell/>
          <table:table-cell office:value-type="string" calcext:value-type="string" table:number-columns-spanned="2" table:number-rows-spanned="2">
            <text:p>“Matar”</text:p>
            <text:p><text:span text:style-name="T1">(tp a un jugador random)</text:span></text:p>
          </table:table-cell>
          <table:covered-table-cell/>
          <table:table-cell office:value-type="string" calcext:value-type="string" table:number-columns-spanned="2" table:number-rows-spanned="2">
            <text:p>“Besar”</text:p>
            <text:p><text:span text:style-name="T1">(tp a un jugador random)</text:span>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6"/>
          <table:covered-table-cell table:style-name="ce7"/>
          <table:covered-table-cell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0"/>
          <table:covered-table-cell table:number-columns-repeated="4" table:style-name="ce46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2"/>
          <table:covered-table-cell table:number-columns-repeated="4" table:style-name="ce48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12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1" calcext:value-type="float" table:number-columns-spanned="1" table:number-rows-spanned="2">
            <text:p>3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4T11:00:20.076000000</dc:date>
    <meta:editing-duration>PT22H25M35S</meta:editing-duration>
    <meta:editing-cycles>11</meta:editing-cycles>
    <meta:generator>LibreOffice/7.3.4.2$Windows_X86_64 LibreOffice_project/728fec16bd5f605073805c3c9e7c4212a0120dc5</meta:generator>
    <meta:document-statistic meta:table-count="1" meta:cell-count="150" meta:object-count="0"/>
  </office:meta>
</office:document-meta>
</file>